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text-indent="0cm" style:auto-text-indent="false" fo:padding="0cm" fo:border="none"/>
    </style:style>
    <style:style style:name="P2" style:family="paragraph">
      <style:paragraph-properties fo:text-align="center"/>
    </style:style>
    <style:style style:name="T1" style:family="text">
      <style:text-properties loext:padding="0cm" loext:border="none"/>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maladie rénale chronique (MRC) est caractérisée par une perte progressive de la fonction des néphrons, les unités fonctionnelles du rein. Les néphrons sains restants peuvent, dans les premières phases de la maladie, prendre en charge le travail supplémentaire. Toutefois, dans le temps, ce surtravail endommage les néphrons restants ce qui peut conduire à la perte complète de la fonction rénale. Sans fonction rénale on ne peut pas survivre. Les patients qui sont dans cette situation doivent recourir à la dialyse et/ou à la transplantation rénale.</text:p>
      <text:p text:style-name="P1">La vitesse de progression vers l’insuffisance rénale terminale est variable d’un individu à l’autre. Il est donc nécessaire d’identifier des prédicteurs (bio-marqueurs) capables de prédire l’évolution de la maladie et donc d’identifier les patients qui pourraient bénéficier le mieux d’une thérapie. Un autre grand problème de la MRC est l’arsenal très limité de thérapies efficaces.</text:p>
      <text:p text:style-name="P1">Seule la compréhension des mécanismes de base à l’origine de la progression de la MRC pourrait permettre d’identifier des thérapies efficaces et des bio-marqueurs susceptibles d’améliorer la prise en charge des patients atteints d’une MRC.</text:p>
      <text:p text:style-name="P1">Ceci est l’objectif des travaux de recherche de deux équipes de l’<text:a xlink:type="simple" xlink:href="https://www.institut-necker-enfants-malades.fr/index.php?menu=homepage" office:target-frame-name="_blank" xlink:show="new" text:style-name="Internet_20_link" text:visited-style-name="Visited_20_Internet_20_Link"><text:span text:style-name="T1">Institut Necker Enfants Malades (Université Paris Cité, INSERM, CNRS)</text:span></text:a>. <text:span text:style-name="Strong_20_Emphasis"><text:span text:style-name="T1">L’équipe de Fabiola Terzi</text:span></text:span> vise à mieux comprendre les mécanismes à l’origine de la destruction des néphrons lors d’une réduction néphronique. Ses travaux ont montré le rôle clé joué dans le processus lésionnel d’une voie moléculaire, appelée la voie de l’EGFR (<text:span text:style-name="Emphasis"><text:span text:style-name="T1">Epidermal Growth Factor Receptor</text:span></text:span>). L’équipe vient d’identifier un nouveau médicament capable de bloquer un acteur clé de cette voie et donc le processus lésionnel. D’autre part, la mesure de certaines molécules de cette voie dans les urines semble capable de prédire l’évolution de la maladie.</text:p>
      <text:p text:style-name="P1"><text:span text:style-name="Strong_20_Emphasis"><text:span text:style-name="T1">L’équipe de Marco Pontoglio</text:span></text:span> s’intéresse à une maladie monogenique (l’haploinsufficance de HNF1B) qui peut se manifester, entre autres, avec une MRC très sévère chez l’enfant. L’équipe vise à identifier des nouveaux gènes capables de contrôler l’évolution de la maladie et d’expliquer pourquoi, pour une même mutation, certains patients développent une maladie sévère, alors que d’autre sont protégés. D’autre part, en réalisant un criblage avec 1500 médicaments, l’équipe vient d’identifier des composés chimiques potentiellement capables de corriger l’activité défectueuse de la protéine codée par le gène HNF1B.</text:p>
      <text:p text:style-name="P1">L’ensemble de ces travaux, bien qu’encore à une étape préclinique, ouvre des nouveaux espoirs pour le traitement de la MRC.    </text:p>
      <text:p text:style-name="Standard"/>
      <text:p text:style-name="Standard"/>
      <text:p text:style-name="Standard"><draw:line text:anchor-type="paragraph" draw:z-index="0" draw:name="Ligne 1" draw:style-name="gr1" draw:text-style-name="P2" svg:x1="0.076cm" svg:y1="0.345cm" svg:x2="16.904cm" svg:y2="0.303cm"><text:p/></draw:line></text:p>
      <text:p text:style-name="Standard"/>
      <text:p text:style-name="Standard"/>
      <text:p text:style-name="Standard"/>
      <text:p text:style-name="Standard"><draw:line text:anchor-type="paragraph" draw:z-index="1" draw:name="Ligne horizontale 1" draw:style-name="gr1" draw:text-style-name="P2" svg:x1="10.116cm" svg:y1="3.011cm" svg:x2="11.878cm" svg:y2="3.011cm"><text:p/></draw:line>Des chercheurs et chercheuses du CHU de Toulouse, de l’Inserm et de l’Université Toulouse III – Paul Sabatier ont récemment fait une découverte dans la compréhension et le traitement de l’insuffisance rénale chronique, une pathologie touchant des millions de personnes à travers le monde. Publiée dans Science Translational Medicine, cette avancée scientifique prometteuse repose sur l’identification de la responsabilité d’une protéine inflammatoire dans les complications graves de la maladie, ouvrant ainsi la voie à une nouvelle approche thérapeutique.<text:line-break/><text:line-break/> <text:line-break/><text:line-break/><text:soft-page-break/>La calcification vasculaire : une complication grave de l’insuffisance rénale<text:line-break/><text:line-break/>L’insuffisance rénale chronique touche 10% de la population adulte mondiale et jusqu’à 30% des personnes de plus de 70 ans en Europe.<text:line-break/><text:line-break/>L’une des principales complications de l’insuffisance rénale chronique est la calcification vasculaire, un phénomène au cours duquel des minéraux s’accumulent anormalement dans les parois des vaisseaux sanguins, provoquant leur rigidification et contribuant au développement de maladies cardiovasculaires graves, qui sont les principales causes de décès chez ces patients.<text:line-break/><text:line-break/>A date, les traitements à disposition ont des effets limités et ne permettent pas de prévenir ou de traiter la calcification vasculaire.<text:line-break/><text:line-break/>Une nouvelle approche thérapeutique liée à l’identification des ressorts de la calcification vasculaire<text:line-break/><text:line-break/>L’équipe de recherche a mené une analyse protéomique (méthode d’exploration des protéines présentes dans un échantillon biologique) à grande échelle, combinée à des analyses ciblées en ELISA sur des échantillons de plasma de patients atteints d’insuffisance rénale et de patients dialysés (cohorte de 453 patients issus de la cohorte CKDomique du CHU de Toulouse, de la cohorte espagnole Nefrona, de la cohorte suédoise KärlTx du Karolinska Institutet, et de l’association réunionnaise AURAR.<text:line-break/><text:line-break/>Le test ELISA est un test immunologique qui permet la détection ou le dosage de molécules dans un échantillon biologique.<text:line-break/><text:line-break/>Cette analyse a permis d’identifier la présence d’une protéine inflammatoire appelée calprotectine, dont le taux élevé dans le sang des patients était fortement associé au développement de complications cardiovasculaires et à la mortalité chez ces patients.<text:line-break/><text:line-break/>Plus important encore, des études in vivo et in vitro ont permis de démontrer le rôle direct de la calprotectine dans la calcification vasculaire, ouvrant ainsi la voie à une nouvelle approche thérapeutique. En effet, cette étude permet de souligner le potentiel thérapeutique du paquinimod, un inhibiteur de la calprotectine, qui se révèle prometteur en tant que candidat médicament pour limiter le développement de la calcification vasculaire.<text:line-break/><text:line-break/>« Cette étude translationnelle européenne offre des perspectives prometteuses pour améliorer la prise en charge des patients en insuffisance rénale et en dialyse en ciblant la calcification vasculaire. Elle représente une avancée majeure dans la compréhension de la physiopathologie de la calcification vasculaire liée à l’insuffisance rénale. Sur le plan médical, ces résultats ouvrent la voie à l’utilisation potentielle du paquinimod comme traitement, ce qui pourrait réduire la morbidité et la mortalité dues à des événements cardiovasculaires évitables chez les patients en insuffisance rénale. »  Julie Klein, Renal Fibrosis Lab / Institut I2MC (UMR1297 Inserm / Université Toulouse III – Paul Sabatier) &amp; Pr Stanislas Faguer, Département de Néphrologie et Transplantation d’Organes du CHU de Toulouse (dirigé par le Pr Nassim Kamar) / Institut I2MC (UMR1297 Inserm / Université Toulouse III – Paul Sabati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7T09:28:06.740000000</meta:creation-date>
    <meta:generator>LibreOffice/24.2.1.2$Windows_X86_64 LibreOffice_project/db4def46b0453cc22e2d0305797cf981b68ef5ac</meta:generator>
    <dc:date>2024-06-07T09:32:59.744000000</dc:date>
    <meta:editing-duration>PT4M52S</meta:editing-duration>
    <meta:editing-cycles>2</meta:editing-cycles>
    <meta:document-statistic meta:table-count="0" meta:image-count="0" meta:object-count="0" meta:page-count="2" meta:paragraph-count="7" meta:word-count="907" meta:character-count="6235" meta:non-whitespace-character-count="5314"/>
  </office:meta>
</office:document-meta>
</file>